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2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méthod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2" office:value-type="float" office:value="662273" calcext:value-type="float">
            <text:p>662 273,00</text:p>
          </table:table-cell>
          <table:table-cell table:style-name="ce2" office:value-type="float" office:value="6865949" calcext:value-type="float">
            <text:p>6 865 949,00</text:p>
          </table:table-cell>
          <table:table-cell/>
          <table:table-cell table:style-name="ce2" office:value-type="float" office:value="662157" calcext:value-type="float">
            <text:p>662 157,00</text:p>
          </table:table-cell>
          <table:table-cell table:style-name="ce2" office:value-type="float" office:value="6865851" calcext:value-type="float">
            <text:p>6 865 851,00</text:p>
          </table:table-cell>
          <table:table-cell table:number-columns-repeated="3"/>
          <table:table-cell office:value-type="string" calcext:value-type="string">
            <text:p>Définir 3 pt de repérage</text:p>
          </table:table-cell>
        </table:table-row>
        <table:table-row table:style-name="ro1">
          <table:table-cell office:value-type="string" calcext:value-type="string">
            <text:p>inconnu</text:p>
          </table:table-cell>
          <table:table-cell table:style-name="ce2" office:value-type="float" office:value="18683" calcext:value-type="float">
            <text:p>18 683,00</text:p>
          </table:table-cell>
          <table:table-cell table:style-name="ce2" office:value-type="float" office:value="-8752" calcext:value-type="float">
            <text:p>-8 752,00</text:p>
          </table:table-cell>
          <table:table-cell/>
          <table:table-cell office:value-type="float" office:value="7439" calcext:value-type="float">
            <text:p>7439</text:p>
          </table:table-cell>
          <table:table-cell office:value-type="float" office:value="-18236" calcext:value-type="float">
            <text:p>-18236</text:p>
          </table:table-cell>
          <table:table-cell table:number-columns-repeated="3"/>
          <table:table-cell office:value-type="string" calcext:value-type="string">
            <text:p>calculer le centre d’homothetie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style-name="ce2" table:formula="of:=[.B2]-[.B3]" office:value-type="float" office:value="643590" calcext:value-type="float">
            <text:p>643 590,00</text:p>
          </table:table-cell>
          <table:table-cell table:style-name="ce2" table:formula="of:=[.C2]-[.C3]" office:value-type="float" office:value="6874701" calcext:value-type="float">
            <text:p>6 874 701,00</text:p>
          </table:table-cell>
          <table:table-cell/>
          <table:table-cell table:style-name="ce2" table:formula="of:=[.E2]-[.E3]" office:value-type="float" office:value="654718" calcext:value-type="float">
            <text:p>654 718,00</text:p>
          </table:table-cell>
          <table:table-cell table:style-name="ce2" table:formula="of:=[.F2]-[.F3]" office:value-type="float" office:value="6884087" calcext:value-type="float">
            <text:p>6 884 087,00</text:p>
          </table:table-cell>
          <table:table-cell table:number-columns-repeated="3"/>
          <table:table-cell office:value-type="string" calcext:value-type="string">
            <text:p>calculer le coefficient d’homothéti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2" table:formula="of:=[.B4]+[.B3]" office:value-type="float" office:value="662273" calcext:value-type="float">
            <text:p>662 273,00</text:p>
          </table:table-cell>
          <table:table-cell table:style-name="ce2" table:formula="of:=[.C4]+[.C3]" office:value-type="float" office:value="6865949" calcext:value-type="float">
            <text:p>6 865 949,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connu</text:p>
          </table:table-cell>
          <table:table-cell office:value-type="float" office:value="20455.44" calcext:value-type="float">
            <text:p>20455,44</text:p>
          </table:table-cell>
          <table:table-cell table:style-name="ce2" office:value-type="float" office:value="-8225.178" calcext:value-type="float">
            <text:p>-8 225,18</text:p>
          </table:table-cell>
          <table:table-cell table:number-columns-repeated="7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[.B7]+[.B4]" office:value-type="float" office:value="664045.44" calcext:value-type="float">
            <text:p>664045,44</text:p>
          </table:table-cell>
          <table:table-cell table:formula="of:=[.C7]+[.C4]" office:value-type="float" office:value="6866475.822" calcext:value-type="float">
            <text:p>6866475,822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bord gauche terrain</text:p>
          </table:table-cell>
          <table:table-cell office:value-type="string" calcext:value-type="string">
            <text:p>662158.4844984193, 6865854.433941228</text:p>
          </table:table-cell>
          <table:table-cell office:value-type="string" calcext:value-type="string">
            <text:p>7401,-18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 piscine</text:p>
          </table:table-cell>
          <table:table-cell office:value-type="string" calcext:value-type="string">
            <text:p>662272.38337284, 6865948.604384566</text:p>
          </table:table-cell>
          <table:table-cell office:value-type="string" calcext:value-type="string">
            <text:p>18686.3,-881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sectection rue</text:p>
          </table:table-cell>
          <table:table-cell office:value-type="string" calcext:value-type="string">
            <text:p>662259.8545744088, 6865776.506630364</text:p>
          </table:table-cell>
          <table:table-cell office:value-type="string" calcext:value-type="string">
            <text:p>16616,-2218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lcul intersection des droi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62157.30,6865851.76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lcul dro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eff directeur</text:p>
          </table:table-cell>
          <table:table-cell office:value-type="string" calcext:value-type="string">
            <text:p>'y=ax+b</text:p>
            <text:p>a=(y-b)/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quation rédui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d gauche terrain</text:p>
          </table:table-cell>
          <table:table-cell office:value-type="float" office:value="7401" calcext:value-type="float">
            <text:p>7401</text:p>
          </table:table-cell>
          <table:table-cell office:value-type="float" office:value="-18330" calcext:value-type="float">
            <text:p>-18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d gauche terrain</text:p>
          </table:table-cell>
          <table:table-cell office:value-type="float" office:value="662158.484498419" calcext:value-type="float">
            <text:p>662158,484498419</text:p>
          </table:table-cell>
          <table:table-cell office:value-type="float" office:value="6865854.43394123" calcext:value-type="float">
            <text:p>6865854,43394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 piscine</text:p>
          </table:table-cell>
          <table:table-cell office:value-type="float" office:value="18686.3" calcext:value-type="float">
            <text:p>18686,3</text:p>
          </table:table-cell>
          <table:table-cell office:value-type="float" office:value="-8817.8" calcext:value-type="float">
            <text:p>-8817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 piscine</text:p>
          </table:table-cell>
          <table:table-cell office:value-type="float" office:value="662272.38337284" calcext:value-type="float">
            <text:p>662272,38337284</text:p>
          </table:table-cell>
          <table:table-cell office:value-type="float" office:value="6865948.60438457" calcext:value-type="float">
            <text:p>6865948,60438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sectection rue</text:p>
          </table:table-cell>
          <table:table-cell office:value-type="float" office:value="16616" calcext:value-type="float">
            <text:p>16616</text:p>
          </table:table-cell>
          <table:table-cell office:value-type="float" office:value="-22188" calcext:value-type="float">
            <text:p>-22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sectection rue</text:p>
          </table:table-cell>
          <table:table-cell office:value-type="float" office:value="662259.854574409" calcext:value-type="float">
            <text:p>662259,854574409</text:p>
          </table:table-cell>
          <table:table-cell office:value-type="float" office:value="6865776.50663036" calcext:value-type="float">
            <text:p>6865776,5066303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1" calcext:value-type="float">
            <text:p>10,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formula="of:=-([.B35]*[.B27])" office:value-type="float" office:value="-77784.51" calcext:value-type="float">
            <text:p>-77784,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{10,5140981156021.-96144..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matrix-columns-spanned="1" table:number-matrix-rows-spanned="2" table:formula="of:=LINEST([.C$27:.C$28];[.B$27:.B$28] ; ;1)" office:value-type="float" office:value="10.5140981156021" calcext:value-type="float">
            <text:p>10,514098115602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formula="of:=([.A41]*[.B27])" office:value-type="float" office:value="77814.8401535714" calcext:value-type="float">
            <text:p>77814,8401535714</text:p>
          </table:table-cell>
          <table:table-cell table:number-columns-repeated="9"/>
        </table:table-row>
      </table:table>
      <table:table table:name="Feuille2" table:style-name="ta1">
        <table:table-column table:style-name="co4" table:default-cell-style-name="ce3"/>
        <table:table-column table:style-name="co3" table:number-columns-repeated="2" table:default-cell-style-name="ce3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rd gauche terrain</text:p>
          </table:table-cell>
          <table:table-cell office:value-type="float" office:value="7401" calcext:value-type="float">
            <text:p>7401</text:p>
          </table:table-cell>
          <table:table-cell office:value-type="float" office:value="-18330" calcext:value-type="float">
            <text:p>-18330</text:p>
          </table:table-cell>
        </table:table-row>
        <table:table-row table:style-name="ro1">
          <table:table-cell office:value-type="string" calcext:value-type="string">
            <text:p>bord gauche terrain</text:p>
          </table:table-cell>
          <table:table-cell office:value-type="float" office:value="662158.484498419" calcext:value-type="float">
            <text:p>662158,484498419</text:p>
          </table:table-cell>
          <table:table-cell office:value-type="float" office:value="6865854.43394123" calcext:value-type="float">
            <text:p>6865854,43394123</text:p>
          </table:table-cell>
        </table:table-row>
        <table:table-row table:style-name="ro1">
          <table:table-cell office:value-type="string" calcext:value-type="string">
            <text:p>centre piscine</text:p>
          </table:table-cell>
          <table:table-cell office:value-type="float" office:value="18686.3" calcext:value-type="float">
            <text:p>18686,3</text:p>
          </table:table-cell>
          <table:table-cell office:value-type="float" office:value="-8817.8" calcext:value-type="float">
            <text:p>-8817,8</text:p>
          </table:table-cell>
        </table:table-row>
        <table:table-row table:style-name="ro1">
          <table:table-cell office:value-type="string" calcext:value-type="string">
            <text:p>centre piscine</text:p>
          </table:table-cell>
          <table:table-cell office:value-type="float" office:value="662272.38337284" calcext:value-type="float">
            <text:p>662272,38337284</text:p>
          </table:table-cell>
          <table:table-cell office:value-type="float" office:value="6865948.60438457" calcext:value-type="float">
            <text:p>6865948,60438457</text:p>
          </table:table-cell>
        </table:table-row>
        <table:table-row table:style-name="ro1">
          <table:table-cell office:value-type="string" calcext:value-type="string">
            <text:p>intersection rue</text:p>
          </table:table-cell>
          <table:table-cell office:value-type="float" office:value="16616" calcext:value-type="float">
            <text:p>16616</text:p>
          </table:table-cell>
          <table:table-cell office:value-type="float" office:value="-22188" calcext:value-type="float">
            <text:p>-22188</text:p>
          </table:table-cell>
        </table:table-row>
        <table:table-row table:style-name="ro1">
          <table:table-cell office:value-type="string" calcext:value-type="string">
            <text:p>intersection rue</text:p>
          </table:table-cell>
          <table:table-cell office:value-type="float" office:value="662259.854574409" calcext:value-type="float">
            <text:p>662259,854574409</text:p>
          </table:table-cell>
          <table:table-cell office:value-type="float" office:value="6865776.50663036" calcext:value-type="float">
            <text:p>6865776,50663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31T12:57:11.578000000</meta:creation-date>
    <dc:date>2023-07-31T17:45:39.735000000</dc:date>
    <meta:editing-duration>PT13M22S</meta:editing-duration>
    <meta:editing-cycles>2</meta:editing-cycles>
    <meta:generator>LibreOffice/7.2.3.2$Windows_X86_64 LibreOffice_project/d166454616c1632304285822f9c83ce2e660fd92</meta:generator>
    <meta:document-statistic meta:table-count="2" meta:cell-count="93" meta:object-count="0"/>
  </office:meta>
</office:document-meta>
</file>